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.99" calcext:value-type="float">
            <text:p>193.9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3.62" calcext:value-type="float">
            <text:p>183.6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.14" calcext:value-type="float">
            <text:p>189.14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6" calcext:value-type="float">
            <text:p>178.56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.37" calcext:value-type="float">
            <text:p>196.3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3.82" calcext:value-type="float">
            <text:p>173.82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.72" calcext:value-type="float">
            <text:p>201.7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.18" calcext:value-type="float">
            <text:p>189.1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8.51" calcext:value-type="float">
            <text:p>178.51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.99" calcext:value-type="float">
            <text:p>193.9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8.44" calcext:value-type="float">
            <text:p>188.44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6.08" calcext:value-type="float">
            <text:p>186.08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.5" calcext:value-type="float">
            <text:p>221.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5.6" calcext:value-type="float">
            <text:p>225.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4.72" calcext:value-type="float">
            <text:p>184.72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.18" calcext:value-type="float">
            <text:p>189.1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9.2" calcext:value-type="float">
            <text:p>219.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.01" calcext:value-type="float">
            <text:p>196.01</text:p>
          </table:table-cell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9.26" calcext:value-type="float">
            <text:p>189.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4.71" calcext:value-type="float">
            <text:p>194.7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2.87" calcext:value-type="float">
            <text:p>192.87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.58" calcext:value-type="float">
            <text:p>203.5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8.6" calcext:value-type="float">
            <text:p>188.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4.37" calcext:value-type="float">
            <text:p>194.37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.45" calcext:value-type="float">
            <text:p>192.4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8.42" calcext:value-type="float">
            <text:p>188.4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.85" calcext:value-type="float">
            <text:p>187.85</text:p>
          </table:table-cell>
          <table:table-cell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.93" calcext:value-type="float">
            <text:p>188.9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5.75" calcext:value-type="float">
            <text:p>185.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8.91" calcext:value-type="float">
            <text:p>178.91</text:p>
          </table:table-cell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5.6" calcext:value-type="float">
            <text:p>225.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3.06" calcext:value-type="float">
            <text:p>203.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0.39" calcext:value-type="float">
            <text:p>180.39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.99" calcext:value-type="float">
            <text:p>193.9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0.57" calcext:value-type="float">
            <text:p>190.5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2.38" calcext:value-type="float">
            <text:p>182.38</text:p>
          </table:table-cell>
          <table:table-cell office:value-type="float" office:value="422" calcext:value-type="float">
            <text:p>42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.55" calcext:value-type="float">
            <text:p>199.5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2.45" calcext:value-type="float">
            <text:p>192.4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8.11" calcext:value-type="float">
            <text:p>188.11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.71" calcext:value-type="float">
            <text:p>202.7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.73" calcext:value-type="float">
            <text:p>172.7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3.09" calcext:value-type="float">
            <text:p>193.09</text:p>
          </table:table-cell>
          <table:table-cell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.42" calcext:value-type="float">
            <text:p>190.4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6.26" calcext:value-type="float">
            <text:p>186.2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2.45" calcext:value-type="float">
            <text:p>182.45</text:p>
          </table:table-cell>
          <table:table-cell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.99" calcext:value-type="float">
            <text:p>193.9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4.78" calcext:value-type="float">
            <text:p>234.7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7.73" calcext:value-type="float">
            <text:p>187.73</text:p>
          </table:table-cell>
          <table:table-cell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.08" calcext:value-type="float">
            <text:p>202.0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3.62" calcext:value-type="float">
            <text:p>183.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9.28" calcext:value-type="float">
            <text:p>189.28</text:p>
          </table:table-cell>
          <table:table-cell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.71" calcext:value-type="float">
            <text:p>202.7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1.89" calcext:value-type="float">
            <text:p>191.8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.58" calcext:value-type="float">
            <text:p>181.58</text:p>
          </table:table-cell>
          <table:table-cell office:value-type="float" office:value="394" calcext:value-type="float">
            <text:p>39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.62" calcext:value-type="float">
            <text:p>185.6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.69" calcext:value-type="float">
            <text:p>187.6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.72" calcext:value-type="float">
            <text:p>187.72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.98" calcext:value-type="float">
            <text:p>184.9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8.48" calcext:value-type="float">
            <text:p>228.4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0.15" calcext:value-type="float">
            <text:p>210.15</text:p>
          </table:table-cell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196.7405" calcext:value-type="float">
            <text:p>196.7405</text:p>
          </table:table-cell>
          <table:table-cell table:formula="of:=AVERAGE([.C2:.C21])" office:value-type="float" office:value="141.3" calcext:value-type="float">
            <text:p>14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:.F21])" office:value-type="float" office:value="196.571" calcext:value-type="float">
            <text:p>196.571</text:p>
          </table:table-cell>
          <table:table-cell table:formula="of:=AVERAGE([.G2:.G21])" office:value-type="float" office:value="122.95" calcext:value-type="float">
            <text:p>122.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:.J21])" office:value-type="float" office:value="187.258" calcext:value-type="float">
            <text:p>187.258</text:p>
          </table:table-cell>
          <table:table-cell table:formula="of:=AVERAGE([.K2:.K21])" office:value-type="float" office:value="350.3" calcext:value-type="float">
            <text:p>350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:.B21])" office:value-type="float" office:value="178.56" calcext:value-type="float">
            <text:p>178.56</text:p>
          </table:table-cell>
          <table:table-cell table:formula="of:=MIN([.C2:.C21])" office:value-type="float" office:value="48" calcext:value-type="float">
            <text:p>48</text:p>
          </table:table-cell>
          <table:table-cell/>
          <table:table-cell office:value-type="string" calcext:value-type="string">
            <text:p>BEST</text:p>
          </table:table-cell>
          <table:table-cell table:formula="of:=MIN([.F2:.F21])" office:value-type="float" office:value="172.73" calcext:value-type="float">
            <text:p>172.73</text:p>
          </table:table-cell>
          <table:table-cell table:formula="of:=MIN([.G2:.G21])" office:value-type="float" office:value="57" calcext:value-type="float">
            <text:p>57</text:p>
          </table:table-cell>
          <table:table-cell/>
          <table:table-cell office:value-type="string" calcext:value-type="string">
            <text:p>BEST</text:p>
          </table:table-cell>
          <table:table-cell table:formula="of:=MIN([.J2:.J21])" office:value-type="float" office:value="173.82" calcext:value-type="float">
            <text:p>173.82</text:p>
          </table:table-cell>
          <table:table-cell table:formula="of:=MIN([.K2:.K21])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:.B21])" office:value-type="float" office:value="225.6" calcext:value-type="float">
            <text:p>225.6</text:p>
          </table:table-cell>
          <table:table-cell table:formula="of:=MAX([.C2:.C21])" office:value-type="float" office:value="188" calcext:value-type="float">
            <text:p>188</text:p>
          </table:table-cell>
          <table:table-cell/>
          <table:table-cell office:value-type="string" calcext:value-type="string">
            <text:p>WORST</text:p>
          </table:table-cell>
          <table:table-cell table:formula="of:=MAX([.F2:.F21])" office:value-type="float" office:value="234.78" calcext:value-type="float">
            <text:p>234.78</text:p>
          </table:table-cell>
          <table:table-cell table:formula="of:=MAX([.G2:.G21])" office:value-type="float" office:value="163" calcext:value-type="float">
            <text:p>163</text:p>
          </table:table-cell>
          <table:table-cell/>
          <table:table-cell office:value-type="string" calcext:value-type="string">
            <text:p>WORST</text:p>
          </table:table-cell>
          <table:table-cell table:formula="of:=MAX([.J2:.J21])" office:value-type="float" office:value="210.15" calcext:value-type="float">
            <text:p>210.15</text:p>
          </table:table-cell>
          <table:table-cell table:formula="of:=MAX([.K2:.K21])" office:value-type="float" office:value="495" calcext:value-type="float">
            <text:p>495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.08" calcext:value-type="float">
            <text:p>647.08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4.06" calcext:value-type="float">
            <text:p>1314.06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5.21" calcext:value-type="float">
            <text:p>1045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6.34" calcext:value-type="float">
            <text:p>1126.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.15" calcext:value-type="float">
            <text:p>632.15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14.62" calcext:value-type="float">
            <text:p>1314.6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1.7" calcext:value-type="float">
            <text:p>1061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4.36" calcext:value-type="float">
            <text:p>1114.3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4.77" calcext:value-type="float">
            <text:p>644.77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1.1" calcext:value-type="float">
            <text:p>1031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5.63" calcext:value-type="float">
            <text:p>675.63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7.38" calcext:value-type="float">
            <text:p>1347.38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13.59" calcext:value-type="float">
            <text:p>1013.5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.22" calcext:value-type="float">
            <text:p>643.22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0.66" calcext:value-type="float">
            <text:p>1050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08.04" calcext:value-type="float">
            <text:p>1108.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9.26" calcext:value-type="float">
            <text:p>669.26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2.97" calcext:value-type="float">
            <text:p>1322.9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1.75" calcext:value-type="float">
            <text:p>1021.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84" calcext:value-type="float">
            <text:p>1108.8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9.88" calcext:value-type="float">
            <text:p>1139.8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0.94" calcext:value-type="float">
            <text:p>630.94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9.66" calcext:value-type="float">
            <text:p>1319.6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3.82" calcext:value-type="float">
            <text:p>1043.8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14.47" calcext:value-type="float">
            <text:p>1114.47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1.47" calcext:value-type="float">
            <text:p>1101.4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.88" calcext:value-type="float">
            <text:p>629.88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2.85" calcext:value-type="float">
            <text:p>130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2.16" calcext:value-type="float">
            <text:p>992.1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8.54" calcext:value-type="float">
            <text:p>1118.5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.57" calcext:value-type="float">
            <text:p>636.57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3.52" calcext:value-type="float">
            <text:p>1053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04.74" calcext:value-type="float">
            <text:p>1104.74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3.95" calcext:value-type="float">
            <text:p>1123.9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8.88" calcext:value-type="float">
            <text:p>638.88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3.36" calcext:value-type="float">
            <text:p>1323.3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42.85" calcext:value-type="float">
            <text:p>1042.8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31.86" calcext:value-type="float">
            <text:p>1131.86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62.22" calcext:value-type="float">
            <text:p>1162.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48])" office:value-type="float" office:value="644.838" calcext:value-type="float">
            <text:p>644.838</text:p>
          </table:table-cell>
          <table:table-cell table:formula="of:=AVERAGE([.C29:.C48])" office:value-type="float" office:value="1203.4" calcext:value-type="float">
            <text:p>120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29:.F48])" office:value-type="float" office:value="1319.788" calcext:value-type="float">
            <text:p>1319.788</text:p>
          </table:table-cell>
          <table:table-cell table:formula="of:=AVERAGE([.G29:.G48])" office:value-type="float" office:value="3548.8" calcext:value-type="float">
            <text:p>3548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J29:.J48])" office:value-type="float" office:value="1035.636" calcext:value-type="float">
            <text:p>1035.636</text:p>
          </table:table-cell>
          <table:table-cell table:formula="of:=AVERAGE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9:.N48])" office:value-type="float" office:value="1123.3" calcext:value-type="float">
            <text:p>1123.3</text:p>
          </table:table-cell>
          <table:table-cell table:formula="of:=AVERAGE([.O29:.O48])" office:value-type="float" office:value="446.2" calcext:value-type="float">
            <text:p>446.2</text:p>
          </table:table-cell>
          <table:table-cell/>
          <table:table-cell office:value-type="string" calcext:value-type="string">
            <text:p>AVERAGE</text:p>
          </table:table-cell>
          <table:table-cell table:formula="of:=AVERAGE([.R29:.R48])" office:value-type="float" office:value="1135.303" calcext:value-type="float">
            <text:p>1135.303</text:p>
          </table:table-cell>
          <table:table-cell table:formula="of:=AVERAGE([.S29:.S48])" office:value-type="float" office:value="490.7" calcext:value-type="float">
            <text:p>490.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29:.B48])" office:value-type="float" office:value="629.88" calcext:value-type="float">
            <text:p>629.88</text:p>
          </table:table-cell>
          <table:table-cell table:formula="of:=MIN([.C29:.C48])" office:value-type="float" office:value="780" calcext:value-type="float">
            <text:p>780</text:p>
          </table:table-cell>
          <table:table-cell/>
          <table:table-cell office:value-type="string" calcext:value-type="string">
            <text:p>BEST</text:p>
          </table:table-cell>
          <table:table-cell table:formula="of:=MIN([.F29:.F48])" office:value-type="float" office:value="1286.28" calcext:value-type="float">
            <text:p>1286.28</text:p>
          </table:table-cell>
          <table:table-cell table:formula="of:=MIN([.G29:.G48])" office:value-type="float" office:value="3294" calcext:value-type="float">
            <text:p>3294</text:p>
          </table:table-cell>
          <table:table-cell/>
          <table:table-cell office:value-type="string" calcext:value-type="string">
            <text:p>BEST</text:p>
          </table:table-cell>
          <table:table-cell table:formula="of:=MIN([.J29:.J48])" office:value-type="float" office:value="992.16" calcext:value-type="float">
            <text:p>992.16</text:p>
          </table:table-cell>
          <table:table-cell table:formula="of:=MIN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29:.N48])" office:value-type="float" office:value="1082.12" calcext:value-type="float">
            <text:p>1082.12</text:p>
          </table:table-cell>
          <table:table-cell table:formula="of:=MIN([.O29:.O48])" office:value-type="float" office:value="237" calcext:value-type="float">
            <text:p>237</text:p>
          </table:table-cell>
          <table:table-cell/>
          <table:table-cell office:value-type="string" calcext:value-type="string">
            <text:p>BEST</text:p>
          </table:table-cell>
          <table:table-cell table:formula="of:=MIN([.R29:.R48])" office:value-type="float" office:value="1099.02" calcext:value-type="float">
            <text:p>1099.02</text:p>
          </table:table-cell>
          <table:table-cell table:formula="of:=MIN([.S29:.S48]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9:.B48])" office:value-type="float" office:value="675.63" calcext:value-type="float">
            <text:p>675.63</text:p>
          </table:table-cell>
          <table:table-cell table:formula="of:=MAX([.C29:.C48])" office:value-type="float" office:value="1823" calcext:value-type="float">
            <text:p>1823</text:p>
          </table:table-cell>
          <table:table-cell/>
          <table:table-cell office:value-type="string" calcext:value-type="string">
            <text:p>WORST</text:p>
          </table:table-cell>
          <table:table-cell table:formula="of:=MAX([.F29:.F48])" office:value-type="float" office:value="1349.47" calcext:value-type="float">
            <text:p>1349.47</text:p>
          </table:table-cell>
          <table:table-cell table:formula="of:=MAX([.G29:.G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29:.J48])" office:value-type="float" office:value="1061.7" calcext:value-type="float">
            <text:p>1061.7</text:p>
          </table:table-cell>
          <table:table-cell table:formula="of:=MAX([.K29:.K48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29:.N48])" office:value-type="float" office:value="1175.39" calcext:value-type="float">
            <text:p>1175.39</text:p>
          </table:table-cell>
          <table:table-cell table:formula="of:=MAX([.O29:.O48])" office:value-type="float" office:value="711" calcext:value-type="float">
            <text:p>711</text:p>
          </table:table-cell>
          <table:table-cell/>
          <table:table-cell office:value-type="string" calcext:value-type="string">
            <text:p>WORST</text:p>
          </table:table-cell>
          <table:table-cell table:formula="of:=MAX([.R29:.R48])" office:value-type="float" office:value="1191.96" calcext:value-type="float">
            <text:p>1191.96</text:p>
          </table:table-cell>
          <table:table-cell table:formula="of:=MAX([.S29:.S48])" office:value-type="float" office:value="790" calcext:value-type="float">
            <text:p>79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.03" calcext:value-type="float">
            <text:p>573.0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.03" calcext:value-type="float">
            <text:p>296.03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2.44" calcext:value-type="float">
            <text:p>3052.44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5.45" calcext:value-type="float">
            <text:p>1805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7.19" calcext:value-type="float">
            <text:p>397.19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.33" calcext:value-type="float">
            <text:p>644.33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.19" calcext:value-type="float">
            <text:p>298.19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51.77" calcext:value-type="float">
            <text:p>3151.77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9.63" calcext:value-type="float">
            <text:p>1769.63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.39" calcext:value-type="float">
            <text:p>403.3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.86" calcext:value-type="float">
            <text:p>617.8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8.77" calcext:value-type="float">
            <text:p>288.77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3467" calcext:value-type="float">
            <text:p>3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9.1" calcext:value-type="float">
            <text:p>379.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6.06" calcext:value-type="float">
            <text:p>606.06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4.7" calcext:value-type="float">
            <text:p>314.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5.53" calcext:value-type="float">
            <text:p>3085.53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30.42" calcext:value-type="float">
            <text:p>1730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8.67" calcext:value-type="float">
            <text:p>388.6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4" calcext:value-type="float">
            <text:p>593.4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8.2" calcext:value-type="float">
            <text:p>298.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5.16" calcext:value-type="float">
            <text:p>3105.16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83.3" calcext:value-type="float">
            <text:p>1783.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.62" calcext:value-type="float">
            <text:p>397.6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6.39" calcext:value-type="float">
            <text:p>606.39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4.78" calcext:value-type="float">
            <text:p>314.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61.6" calcext:value-type="float">
            <text:p>3061.6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75.06" calcext:value-type="float">
            <text:p>1775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8.61" calcext:value-type="float">
            <text:p>388.6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3.15" calcext:value-type="float">
            <text:p>583.15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1.14" calcext:value-type="float">
            <text:p>291.14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23.78" calcext:value-type="float">
            <text:p>3123.78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20.5" calcext:value-type="float">
            <text:p>1820.5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7.82" calcext:value-type="float">
            <text:p>387.82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3.59" calcext:value-type="float">
            <text:p>613.5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8.24" calcext:value-type="float">
            <text:p>288.24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99.69" calcext:value-type="float">
            <text:p>3099.69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42.94" calcext:value-type="float">
            <text:p>1742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82.32" calcext:value-type="float">
            <text:p>382.3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0.43" calcext:value-type="float">
            <text:p>290.43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69.42" calcext:value-type="float">
            <text:p>1769.4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6.32" calcext:value-type="float">
            <text:p>386.32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93" calcext:value-type="float">
            <text:p>600.93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8.65" calcext:value-type="float">
            <text:p>298.65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32.61" calcext:value-type="float">
            <text:p>3032.61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2.36" calcext:value-type="float">
            <text:p>392.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2.44" calcext:value-type="float">
            <text:p>692.44</text:p>
          </table:table-cell>
          <table:table-cell office:value-type="float" office:value="466" calcext:value-type="float">
            <text:p>466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4.72" calcext:value-type="float">
            <text:p>574.72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4.68" calcext:value-type="float">
            <text:p>614.68</text:p>
          </table:table-cell>
          <table:table-cell office:value-type="float" office:value="870" calcext:value-type="float">
            <text:p>87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0.28" calcext:value-type="float">
            <text:p>620.28</text:p>
          </table:table-cell>
          <table:table-cell office:value-type="float" office:value="1637" calcext:value-type="float">
            <text:p>1637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27" calcext:value-type="float">
            <text:p>609.27</text:p>
          </table:table-cell>
          <table:table-cell office:value-type="float" office:value="1237" calcext:value-type="float">
            <text:p>123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3.22" calcext:value-type="float">
            <text:p>623.22</text:p>
          </table:table-cell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4.34" calcext:value-type="float">
            <text:p>594.34</text:p>
          </table:table-cell>
          <table:table-cell office:value-type="float" office:value="888" calcext:value-type="float">
            <text:p>88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6.2" calcext:value-type="float">
            <text:p>606.2</text:p>
          </table:table-cell>
          <table:table-cell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8.94" calcext:value-type="float">
            <text:p>618.94</text:p>
          </table:table-cell>
          <table:table-cell office:value-type="float" office:value="1279" calcext:value-type="float">
            <text:p>127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4.7" calcext:value-type="float">
            <text:p>674.7</text:p>
          </table:table-cell>
          <table:table-cell office:value-type="float" office:value="859" calcext:value-type="float">
            <text:p>8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5:.B74])" office:value-type="float" office:value="613.4765" calcext:value-type="float">
            <text:p>613.4765</text:p>
          </table:table-cell>
          <table:table-cell table:formula="of:=AVERAGE([.C55:.C74])" office:value-type="float" office:value="884.35" calcext:value-type="float">
            <text:p>884.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F55:.F74])" office:value-type="float" office:value="297.913" calcext:value-type="float">
            <text:p>297.913</text:p>
          </table:table-cell>
          <table:table-cell table:formula="of:=AVERAGE([.G55:.G74])" office:value-type="float" office:value="798.3" calcext:value-type="float">
            <text:p>798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J55:.J74])" office:value-type="float" office:value="3100.232" calcext:value-type="float">
            <text:p>3100.232</text:p>
          </table:table-cell>
          <table:table-cell table:formula="of:=AVERAGE([.K55:.K74])" office:value-type="float" office:value="1634.8" calcext:value-type="float">
            <text:p>1634.8</text:p>
          </table:table-cell>
          <table:table-cell/>
          <table:table-cell office:value-type="string" calcext:value-type="string">
            <text:p>AVERAGE</text:p>
          </table:table-cell>
          <table:table-cell table:formula="of:=AVERAGE([.N55:.N74])" office:value-type="float" office:value="1774.867" calcext:value-type="float">
            <text:p>1774.867</text:p>
          </table:table-cell>
          <table:table-cell table:formula="of:=AVERAGE([.O55:.O74])" office:value-type="float" office:value="3391.3" calcext:value-type="float">
            <text:p>3391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R55:.R74])" office:value-type="float" office:value="390.34" calcext:value-type="float">
            <text:p>390.34</text:p>
          </table:table-cell>
          <table:table-cell table:formula="of:=AVERAGE([.S55:.S74])"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55:.B74])" office:value-type="float" office:value="573.03" calcext:value-type="float">
            <text:p>573.03</text:p>
          </table:table-cell>
          <table:table-cell table:formula="of:=MIN([.C55:.C74])" office:value-type="float" office:value="423" calcext:value-type="float">
            <text:p>423</text:p>
          </table:table-cell>
          <table:table-cell/>
          <table:table-cell office:value-type="string" calcext:value-type="string">
            <text:p>BEST</text:p>
          </table:table-cell>
          <table:table-cell table:formula="of:=MIN([.F55:.F74])" office:value-type="float" office:value="288.24" calcext:value-type="float">
            <text:p>288.24</text:p>
          </table:table-cell>
          <table:table-cell table:formula="of:=MIN([.G55:.G74])" office:value-type="float" office:value="372" calcext:value-type="float">
            <text:p>372</text:p>
          </table:table-cell>
          <table:table-cell/>
          <table:table-cell office:value-type="string" calcext:value-type="string">
            <text:p>BEST</text:p>
          </table:table-cell>
          <table:table-cell table:formula="of:=MIN([.J55:.J74])" office:value-type="float" office:value="3023.77" calcext:value-type="float">
            <text:p>3023.77</text:p>
          </table:table-cell>
          <table:table-cell table:formula="of:=MIN([.K55:.K74])" office:value-type="float" office:value="910" calcext:value-type="float">
            <text:p>910</text:p>
          </table:table-cell>
          <table:table-cell/>
          <table:table-cell office:value-type="string" calcext:value-type="string">
            <text:p>BEST</text:p>
          </table:table-cell>
          <table:table-cell table:formula="of:=MIN([.N55:.N74])" office:value-type="float" office:value="1705.03" calcext:value-type="float">
            <text:p>1705.03</text:p>
          </table:table-cell>
          <table:table-cell table:formula="of:=MIN([.O55:.O74])" office:value-type="float" office:value="2573" calcext:value-type="float">
            <text:p>2573</text:p>
          </table:table-cell>
          <table:table-cell/>
          <table:table-cell office:value-type="string" calcext:value-type="string">
            <text:p>BEST</text:p>
          </table:table-cell>
          <table:table-cell table:formula="of:=MIN([.R55:.R74])" office:value-type="float" office:value="379.1" calcext:value-type="float">
            <text:p>379.1</text:p>
          </table:table-cell>
          <table:table-cell table:formula="of:=MIN([.S55:.S74])"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5:.B74])" office:value-type="float" office:value="692.44" calcext:value-type="float">
            <text:p>692.44</text:p>
          </table:table-cell>
          <table:table-cell table:formula="of:=MAX([.C55:.C74])" office:value-type="float" office:value="1637" calcext:value-type="float">
            <text:p>1637</text:p>
          </table:table-cell>
          <table:table-cell/>
          <table:table-cell office:value-type="string" calcext:value-type="string">
            <text:p>WORST</text:p>
          </table:table-cell>
          <table:table-cell table:formula="of:=MAX([.F55:.F74])" office:value-type="float" office:value="314.78" calcext:value-type="float">
            <text:p>314.78</text:p>
          </table:table-cell>
          <table:table-cell table:formula="of:=MAX([.G55:.G74])" office:value-type="float" office:value="1192" calcext:value-type="float">
            <text:p>1192</text:p>
          </table:table-cell>
          <table:table-cell/>
          <table:table-cell office:value-type="string" calcext:value-type="string">
            <text:p>WORST</text:p>
          </table:table-cell>
          <table:table-cell table:formula="of:=MAX([.J55:.J74])" office:value-type="float" office:value="3265.97" calcext:value-type="float">
            <text:p>3265.97</text:p>
          </table:table-cell>
          <table:table-cell table:formula="of:=MAX([.K55:.K74])" office:value-type="float" office:value="2875" calcext:value-type="float">
            <text:p>2875</text:p>
          </table:table-cell>
          <table:table-cell/>
          <table:table-cell office:value-type="string" calcext:value-type="string">
            <text:p>WORST</text:p>
          </table:table-cell>
          <table:table-cell table:formula="of:=MAX([.N55:.N74])" office:value-type="float" office:value="1846.92" calcext:value-type="float">
            <text:p>1846.92</text:p>
          </table:table-cell>
          <table:table-cell table:formula="of:=MAX([.O55:.O74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55:.R74])" office:value-type="float" office:value="403.39" calcext:value-type="float">
            <text:p>403.39</text:p>
          </table:table-cell>
          <table:table-cell table:formula="of:=MAX([.S55:.S74])" office:value-type="float" office:value="1754" calcext:value-type="float">
            <text:p>175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5.19" calcext:value-type="float">
            <text:p>1115.19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4.02" calcext:value-type="float">
            <text:p>1184.02</text:p>
          </table:table-cell>
          <table:table-cell office:value-type="float" office:value="3425" calcext:value-type="float">
            <text:p>3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2.65" calcext:value-type="float">
            <text:p>1182.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9.61" calcext:value-type="float">
            <text:p>1129.6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3.02" calcext:value-type="float">
            <text:p>1213.02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83.63" calcext:value-type="float">
            <text:p>1183.63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0.25" calcext:value-type="float">
            <text:p>1290.2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2.85" calcext:value-type="float">
            <text:p>1112.85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07.99" calcext:value-type="float">
            <text:p>1207.99</text:p>
          </table:table-cell>
          <table:table-cell office:value-type="float" office:value="3362" calcext:value-type="float">
            <text:p>33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23.28" calcext:value-type="float">
            <text:p>1223.28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.83" calcext:value-type="float">
            <text:p>1120.8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7.94" calcext:value-type="float">
            <text:p>1217.94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94.8" calcext:value-type="float">
            <text:p>1194.8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19.9" calcext:value-type="float">
            <text:p>1219.9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0.63" calcext:value-type="float">
            <text:p>1250.6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93.3" calcext:value-type="float">
            <text:p>1193.3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17.04" calcext:value-type="float">
            <text:p>1217.04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7.58" calcext:value-type="float">
            <text:p>1187.58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9.64" calcext:value-type="float">
            <text:p>1279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8.53" calcext:value-type="float">
            <text:p>1128.53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8.24" calcext:value-type="float">
            <text:p>1218.24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6.81" calcext:value-type="float">
            <text:p>1116.8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12.83" calcext:value-type="float">
            <text:p>1212.83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84.62" calcext:value-type="float">
            <text:p>1184.62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73.97" calcext:value-type="float">
            <text:p>1273.9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3.61" calcext:value-type="float">
            <text:p>1113.6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01.67" calcext:value-type="float">
            <text:p>1201.67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.77" calcext:value-type="float">
            <text:p>1187.77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5.79" calcext:value-type="float">
            <text:p>1195.79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6.55" calcext:value-type="float">
            <text:p>1256.5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1:.B100])" office:value-type="float" office:value="1123.336" calcext:value-type="float">
            <text:p>1123.336</text:p>
          </table:table-cell>
          <table:table-cell table:formula="of:=AVERAGE([.C81:.C100])" office:value-type="float" office:value="423.4" calcext:value-type="float">
            <text:p>423.4</text:p>
          </table:table-cell>
          <table:table-cell/>
          <table:table-cell office:value-type="string" calcext:value-type="string">
            <text:p>AVERAGE</text:p>
          </table:table-cell>
          <table:table-cell table:formula="of:=AVERAGE([.F81:.F100])" office:value-type="float" office:value="1202.578" calcext:value-type="float">
            <text:p>1202.578</text:p>
          </table:table-cell>
          <table:table-cell table:formula="of:=AVERAGE([.G81:.G100])" office:value-type="float" office:value="2471.1" calcext:value-type="float">
            <text:p>2471.1</text:p>
          </table:table-cell>
          <table:table-cell/>
          <table:table-cell office:value-type="string" calcext:value-type="string">
            <text:p>AVERAGE</text:p>
          </table:table-cell>
          <table:table-cell table:formula="of:=AVERAGE([.J81:.J100])" office:value-type="float" office:value="1209.606" calcext:value-type="float">
            <text:p>1209.606</text:p>
          </table:table-cell>
          <table:table-cell table:formula="of:=AVERAGE([.K81:.K100])" office:value-type="float" office:value="2145.6" calcext:value-type="float">
            <text:p>2145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N81:.N100])" office:value-type="float" office:value="1199.882" calcext:value-type="float">
            <text:p>1199.882</text:p>
          </table:table-cell>
          <table:table-cell table:formula="of:=AVERAGE([.O81:.O100])" office:value-type="float" office:value="2627.6" calcext:value-type="float">
            <text:p>2627.6</text:p>
          </table:table-cell>
          <table:table-cell/>
          <table:table-cell office:value-type="string" calcext:value-type="string">
            <text:p>AVERAGE</text:p>
          </table:table-cell>
          <table:table-cell table:formula="of:=AVERAGE([.R81:.R100])" office:value-type="float" office:value="1263.909" calcext:value-type="float">
            <text:p>1263.909</text:p>
          </table:table-cell>
          <table:table-cell table:formula="of:=AVERAGE([.S81:.S100])" office:value-type="float" office:value="3368.1" calcext:value-type="float">
            <text:p>3368.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81:.B100])" office:value-type="float" office:value="1111.12" calcext:value-type="float">
            <text:p>1111.12</text:p>
          </table:table-cell>
          <table:table-cell table:formula="of:=MIN([.C81:.C100])" office:value-type="float" office:value="259" calcext:value-type="float">
            <text:p>259</text:p>
          </table:table-cell>
          <table:table-cell/>
          <table:table-cell office:value-type="string" calcext:value-type="string">
            <text:p>BEST</text:p>
          </table:table-cell>
          <table:table-cell table:formula="of:=MIN([.F81:.F100])" office:value-type="float" office:value="1166.08" calcext:value-type="float">
            <text:p>1166.08</text:p>
          </table:table-cell>
          <table:table-cell table:formula="of:=MIN([.G81:.G100])" office:value-type="float" office:value="1184" calcext:value-type="float">
            <text:p>1184</text:p>
          </table:table-cell>
          <table:table-cell/>
          <table:table-cell office:value-type="string" calcext:value-type="string">
            <text:p>BEST</text:p>
          </table:table-cell>
          <table:table-cell table:formula="of:=MIN([.J81:.J100])" office:value-type="float" office:value="1178.51" calcext:value-type="float">
            <text:p>1178.51</text:p>
          </table:table-cell>
          <table:table-cell table:formula="of:=MIN([.K81:.K100])" office:value-type="float" office:value="1085" calcext:value-type="float">
            <text:p>1085</text:p>
          </table:table-cell>
          <table:table-cell/>
          <table:table-cell office:value-type="string" calcext:value-type="string">
            <text:p>BEST</text:p>
          </table:table-cell>
          <table:table-cell table:formula="of:=MIN([.N81:.N100])" office:value-type="float" office:value="1142.74" calcext:value-type="float">
            <text:p>1142.74</text:p>
          </table:table-cell>
          <table:table-cell table:formula="of:=MIN([.O81:.O100])" office:value-type="float" office:value="1548" calcext:value-type="float">
            <text:p>1548</text:p>
          </table:table-cell>
          <table:table-cell/>
          <table:table-cell office:value-type="string" calcext:value-type="string">
            <text:p>BEST</text:p>
          </table:table-cell>
          <table:table-cell table:formula="of:=MIN([.R81:.R100])" office:value-type="float" office:value="1231.96" calcext:value-type="float">
            <text:p>1231.96</text:p>
          </table:table-cell>
          <table:table-cell table:formula="of:=MIN([.S81:.S100])"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81:.B100])" office:value-type="float" office:value="1170.17" calcext:value-type="float">
            <text:p>1170.17</text:p>
          </table:table-cell>
          <table:table-cell table:formula="of:=MAX([.C81:.C100])" office:value-type="float" office:value="552" calcext:value-type="float">
            <text:p>552</text:p>
          </table:table-cell>
          <table:table-cell/>
          <table:table-cell office:value-type="string" calcext:value-type="string">
            <text:p>WORST</text:p>
          </table:table-cell>
          <table:table-cell table:formula="of:=MAX([.F81:.F100])" office:value-type="float" office:value="1228.27" calcext:value-type="float">
            <text:p>1228.27</text:p>
          </table:table-cell>
          <table:table-cell table:formula="of:=MAX([.G81:.G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81:.J100])" office:value-type="float" office:value="1241.67" calcext:value-type="float">
            <text:p>1241.67</text:p>
          </table:table-cell>
          <table:table-cell table:formula="of:=MAX([.K81:.K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81:.N100])" office:value-type="float" office:value="1253.47" calcext:value-type="float">
            <text:p>1253.47</text:p>
          </table:table-cell>
          <table:table-cell table:formula="of:=MAX([.O81:.O100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R81:.R100])" office:value-type="float" office:value="1296.42" calcext:value-type="float">
            <text:p>1296.42</text:p>
          </table:table-cell>
          <table:table-cell table:formula="of:=MAX([.S81:.S100])" office:value-type="float" office:value="3600" calcext:value-type="float">
            <text:p>36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9.03" calcext:value-type="float">
            <text:p>1329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7.87" calcext:value-type="float">
            <text:p>1347.87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1.45" calcext:value-type="float">
            <text:p>1331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9.32" calcext:value-type="float">
            <text:p>1329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2.05" calcext:value-type="float">
            <text:p>1332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50.59" calcext:value-type="float">
            <text:p>1350.59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7.29" calcext:value-type="float">
            <text:p>1327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0.64" calcext:value-type="float">
            <text:p>1330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8.74" calcext:value-type="float">
            <text:p>1318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7.7" calcext:value-type="float">
            <text:p>1337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1.88" calcext:value-type="float">
            <text:p>1331.88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9.77" calcext:value-type="float">
            <text:p>1329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3.79" calcext:value-type="float">
            <text:p>134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45.05" calcext:value-type="float">
            <text:p>1345.05</text:p>
          </table:table-cell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7:.B116])" office:value-type="float" office:value="1330.115" calcext:value-type="float">
            <text:p>1330.115</text:p>
          </table:table-cell>
          <table:table-cell table:formula="of:=AVERAGE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F107:.F116])" office:value-type="float" office:value="1332.072" calcext:value-type="float">
            <text:p>1332.072</text:p>
          </table:table-cell>
          <table:table-cell table:formula="of:=AVERAGE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07:.J116])" office:value-type="float" office:value="1341.503" calcext:value-type="float">
            <text:p>1341.503</text:p>
          </table:table-cell>
          <table:table-cell table:formula="of:=AVERAGE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T</text:p>
          </table:table-cell>
          <table:table-cell table:formula="of:=MIN([.B107:.B116])" office:value-type="float" office:value="1296.19" calcext:value-type="float">
            <text:p>1296.19</text:p>
          </table:table-cell>
          <table:table-cell table:formula="of:=MIN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F107:.F116])" office:value-type="float" office:value="1317.94" calcext:value-type="float">
            <text:p>1317.94</text:p>
          </table:table-cell>
          <table:table-cell table:formula="of:=MIN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J107:.J116])" office:value-type="float" office:value="1319.93" calcext:value-type="float">
            <text:p>1319.93</text:p>
          </table:table-cell>
          <table:table-cell table:formula="of:=MIN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07:.B116])" office:value-type="float" office:value="1347.09" calcext:value-type="float">
            <text:p>1347.09</text:p>
          </table:table-cell>
          <table:table-cell table:formula="of:=MAX([.C107:.C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F107:.F116])" office:value-type="float" office:value="1354.61" calcext:value-type="float">
            <text:p>1354.61</text:p>
          </table:table-cell>
          <table:table-cell table:formula="of:=MAX([.G107:.G116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J107:.J116])" office:value-type="float" office:value="1356.62" calcext:value-type="float">
            <text:p>1356.62</text:p>
          </table:table-cell>
          <table:table-cell table:formula="of:=MAX([.K107:.K116])" office:value-type="float" office:value="3600" calcext:value-type="float">
            <text:p>360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p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un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78.56" calcext:value-type="float">
            <text:p>178.56</text:p>
          </table:table-cell>
          <table:table-cell table:style-name="ce1" office:value-type="float" office:value="196.7405" calcext:value-type="float">
            <text:p>196.74</text:p>
          </table:table-cell>
          <table:table-cell table:style-name="ce1" table:formula="of:=([.C124]-[.B124])/[.B124]*100" office:value-type="float" office:value="10.1817316308244" calcext:value-type="float">
            <text:p>10.18</text:p>
          </table:table-cell>
          <table:table-cell table:style-name="ce1" office:value-type="float" office:value="225.6" calcext:value-type="float">
            <text:p>225.60</text:p>
          </table:table-cell>
          <table:table-cell table:style-name="ce1" table:formula="of:=([.E124]-[.B124])/[.B124]*100" office:value-type="float" office:value="26.3440860215054" calcext:value-type="float">
            <text:p>26.3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1.39" calcext:value-type="float">
            <text:p>1261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8.28" calcext:value-type="float">
            <text:p>1278.2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72.73" calcext:value-type="float">
            <text:p>172.73</text:p>
          </table:table-cell>
          <table:table-cell table:style-name="ce1" office:value-type="float" office:value="196.571" calcext:value-type="float">
            <text:p>196.57</text:p>
          </table:table-cell>
          <table:table-cell table:style-name="ce1" table:formula="of:=([.C125]-[.B125])/[.B125]*100" office:value-type="float" office:value="13.8024662768483" calcext:value-type="float">
            <text:p>13.80</text:p>
          </table:table-cell>
          <table:table-cell table:style-name="ce1" office:value-type="float" office:value="234.78" calcext:value-type="float">
            <text:p>234.78</text:p>
          </table:table-cell>
          <table:table-cell table:style-name="ce1" table:formula="of:=([.E125]-[.B125])/[.B125]*100" office:value-type="float" office:value="35.9231170034158" calcext:value-type="float">
            <text:p>35.9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75.85" calcext:value-type="float">
            <text:p>1275.85</text:p>
          </table:table-cell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73.82" calcext:value-type="float">
            <text:p>173.82</text:p>
          </table:table-cell>
          <table:table-cell table:style-name="ce1" office:value-type="float" office:value="187.258" calcext:value-type="float">
            <text:p>187.26</text:p>
          </table:table-cell>
          <table:table-cell table:style-name="ce1" table:formula="of:=([.C126]-[.B126])/[.B126]*100" office:value-type="float" office:value="7.73098607755148" calcext:value-type="float">
            <text:p>7.73</text:p>
          </table:table-cell>
          <table:table-cell table:style-name="ce1" office:value-type="float" office:value="210.15" calcext:value-type="float">
            <text:p>210.15</text:p>
          </table:table-cell>
          <table:table-cell table:style-name="ce1" table:formula="of:=([.E126]-[.B126])/[.B126]*100" office:value-type="float" office:value="20.9009319986193" calcext:value-type="float">
            <text:p>20.9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1.27" calcext:value-type="float">
            <text:p>1251.2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29.88" calcext:value-type="float">
            <text:p>629.88</text:p>
          </table:table-cell>
          <table:table-cell table:style-name="ce1" office:value-type="float" office:value="644.838" calcext:value-type="float">
            <text:p>644.84</text:p>
          </table:table-cell>
          <table:table-cell table:style-name="ce1" table:formula="of:=([.C127]-[.B127])/[.B127]*100" office:value-type="float" office:value="2.37473804534197" calcext:value-type="float">
            <text:p>2.37</text:p>
          </table:table-cell>
          <table:table-cell table:style-name="ce1" office:value-type="float" office:value="675.63" calcext:value-type="float">
            <text:p>675.63</text:p>
          </table:table-cell>
          <table:table-cell table:style-name="ce1" table:formula="of:=([.E127]-[.B127])/[.B127]*100" office:value-type="float" office:value="7.26328824538007" calcext:value-type="float">
            <text:p>7.26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73.8" calcext:value-type="float">
            <text:p>1273.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73.03" calcext:value-type="float">
            <text:p>573.03</text:p>
          </table:table-cell>
          <table:table-cell table:style-name="ce1" office:value-type="float" office:value="613.47" calcext:value-type="float">
            <text:p>613.47</text:p>
          </table:table-cell>
          <table:table-cell table:style-name="ce1" table:formula="of:=([.C128]-[.B128])/[.B128]*100" office:value-type="float" office:value="7.05722213496677" calcext:value-type="float">
            <text:p>7.06</text:p>
          </table:table-cell>
          <table:table-cell table:style-name="ce1" office:value-type="float" office:value="692.44" calcext:value-type="float">
            <text:p>692.44</text:p>
          </table:table-cell>
          <table:table-cell table:style-name="ce1" table:formula="of:=([.E128]-[.B128])/[.B128]*100" office:value-type="float" office:value="20.8383505226603" calcext:value-type="float">
            <text:p>20.84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5.54" calcext:value-type="float">
            <text:p>1275.5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55.4" calcext:value-type="float">
            <text:p>1255.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79.1" calcext:value-type="float">
            <text:p>379.10</text:p>
          </table:table-cell>
          <table:table-cell table:style-name="ce1" office:value-type="float" office:value="390.34" calcext:value-type="float">
            <text:p>390.34</text:p>
          </table:table-cell>
          <table:table-cell table:style-name="ce1" table:formula="of:=([.C129]-[.B129])/[.B129]*100" office:value-type="float" office:value="2.96491690846741" calcext:value-type="float">
            <text:p>2.96</text:p>
          </table:table-cell>
          <table:table-cell table:style-name="ce1" office:value-type="float" office:value="403.39" calcext:value-type="float">
            <text:p>403.39</text:p>
          </table:table-cell>
          <table:table-cell table:style-name="ce1" table:formula="of:=([.E129]-[.B129])/[.B129]*100" office:value-type="float" office:value="6.40728040094961" calcext:value-type="float">
            <text:p>6.41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67.45" calcext:value-type="float">
            <text:p>1267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7.1" calcext:value-type="float">
            <text:p>1257.1</text:p>
          </table:table-cell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88.24" calcext:value-type="float">
            <text:p>288.24</text:p>
          </table:table-cell>
          <table:table-cell table:style-name="ce1" office:value-type="float" office:value="297.91" calcext:value-type="float">
            <text:p>297.91</text:p>
          </table:table-cell>
          <table:table-cell table:style-name="ce1" table:formula="of:=([.C130]-[.B130])/[.B130]*100" office:value-type="float" office:value="3.3548431862337" calcext:value-type="float">
            <text:p>3.35</text:p>
          </table:table-cell>
          <table:table-cell table:style-name="ce1" office:value-type="float" office:value="314.78" calcext:value-type="float">
            <text:p>314.78</text:p>
          </table:table-cell>
          <table:table-cell table:style-name="ce1" table:formula="of:=([.E130]-[.B130])/[.B130]*100" office:value-type="float" office:value="9.2076047737996" calcext:value-type="float">
            <text:p>9.21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69.68" calcext:value-type="float">
            <text:p>1269.6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023.77" calcext:value-type="float">
            <text:p>3023.77</text:p>
          </table:table-cell>
          <table:table-cell table:style-name="ce1" office:value-type="float" office:value="3100.23" calcext:value-type="float">
            <text:p>3100.23</text:p>
          </table:table-cell>
          <table:table-cell table:style-name="ce1" table:formula="of:=([.C131]-[.B131])/[.B131]*100" office:value-type="float" office:value="2.5286314766004" calcext:value-type="float">
            <text:p>2.53</text:p>
          </table:table-cell>
          <table:table-cell table:style-name="ce1" office:value-type="float" office:value="3265.97" calcext:value-type="float">
            <text:p>3265.97</text:p>
          </table:table-cell>
          <table:table-cell table:style-name="ce1" table:formula="of:=([.E131]-[.B131])/[.B131]*100" office:value-type="float" office:value="8.00986847544621" calcext:value-type="float">
            <text:p>8.0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705.03" calcext:value-type="float">
            <text:p>1705.03</text:p>
          </table:table-cell>
          <table:table-cell table:style-name="ce1" office:value-type="float" office:value="1774.86" calcext:value-type="float">
            <text:p>1774.86</text:p>
          </table:table-cell>
          <table:table-cell table:style-name="ce1" table:formula="of:=([.C132]-[.B132])/[.B132]*100" office:value-type="float" office:value="4.09552911092473" calcext:value-type="float">
            <text:p>4.10</text:p>
          </table:table-cell>
          <table:table-cell table:style-name="ce1" office:value-type="float" office:value="1846.92" calcext:value-type="float">
            <text:p>1846.92</text:p>
          </table:table-cell>
          <table:table-cell table:style-name="ce1" table:formula="of:=([.E132]-[.B132])/[.B132]*100" office:value-type="float" office:value="8.32184770942447" calcext:value-type="float">
            <text:p>8.32</text:p>
          </table:table-cell>
          <table:table-cell office:value-type="float" office:value="3391" calcext:value-type="float">
            <text:p>33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8.05" calcext:value-type="float">
            <text:p>1268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286.28" calcext:value-type="float">
            <text:p>1286.28</text:p>
          </table:table-cell>
          <table:table-cell table:style-name="ce1" office:value-type="float" office:value="1319.78" calcext:value-type="float">
            <text:p>1319.78</text:p>
          </table:table-cell>
          <table:table-cell table:style-name="ce1" table:formula="of:=([.C133]-[.B133])/[.B133]*100" office:value-type="float" office:value="2.60440961532481" calcext:value-type="float">
            <text:p>2.60</text:p>
          </table:table-cell>
          <table:table-cell table:style-name="ce1" office:value-type="float" office:value="1349.47" calcext:value-type="float">
            <text:p>1349.47</text:p>
          </table:table-cell>
          <table:table-cell table:style-name="ce1" table:formula="of:=([.E133]-[.B133])/[.B133]*100" office:value-type="float" office:value="4.91261622663806" calcext:value-type="float">
            <text:p>4.91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77" calcext:value-type="float">
            <text:p>1276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76.64" calcext:value-type="float">
            <text:p>1276.6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992.16" calcext:value-type="float">
            <text:p>992.16</text:p>
          </table:table-cell>
          <table:table-cell table:style-name="ce1" office:value-type="float" office:value="1035.63" calcext:value-type="float">
            <text:p>1035.63</text:p>
          </table:table-cell>
          <table:table-cell table:style-name="ce1" table:formula="of:=([.C134]-[.B134])/[.B134]*100" office:value-type="float" office:value="4.38134978229319" calcext:value-type="float">
            <text:p>4.38</text:p>
          </table:table-cell>
          <table:table-cell table:style-name="ce1" office:value-type="float" office:value="1061.7" calcext:value-type="float">
            <text:p>1061.70</text:p>
          </table:table-cell>
          <table:table-cell table:style-name="ce1" table:formula="of:=([.E134]-[.B134])/[.B134]*100" office:value-type="float" office:value="7.00895016932754" calcext:value-type="float">
            <text:p>7.01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082.12" calcext:value-type="float">
            <text:p>1082.12</text:p>
          </table:table-cell>
          <table:table-cell table:style-name="ce1" office:value-type="float" office:value="1123.3" calcext:value-type="float">
            <text:p>1123.30</text:p>
          </table:table-cell>
          <table:table-cell table:style-name="ce1" table:formula="of:=([.C135]-[.B135])/[.B135]*100" office:value-type="float" office:value="3.80549292130263" calcext:value-type="float">
            <text:p>3.81</text:p>
          </table:table-cell>
          <table:table-cell table:style-name="ce1" office:value-type="float" office:value="1175.39" calcext:value-type="float">
            <text:p>1175.39</text:p>
          </table:table-cell>
          <table:table-cell table:style-name="ce1" table:formula="of:=([.E135]-[.B135])/[.B135]*100" office:value-type="float" office:value="8.6191919565298" calcext:value-type="float">
            <text:p>8.6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J124:.J133])" office:value-type="float" office:value="1266.545" calcext:value-type="float">
            <text:p>1266.545</text:p>
          </table:table-cell>
          <table:table-cell table:formula="of:=AVERAGE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24:.N133])" office:value-type="float" office:value="1266.699" calcext:value-type="float">
            <text:p>1266.699</text:p>
          </table:table-cell>
          <table:table-cell table:formula="of:=AVERAGE([.O124:.O133])" office:value-type="float" office:value="3444.9" calcext:value-type="float">
            <text:p>3444.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099.02" calcext:value-type="float">
            <text:p>1099.02</text:p>
          </table:table-cell>
          <table:table-cell table:style-name="ce1" office:value-type="float" office:value="1135.303" calcext:value-type="float">
            <text:p>1135.30</text:p>
          </table:table-cell>
          <table:table-cell table:style-name="ce1" table:formula="of:=([.C136]-[.B136])/[.B136]*100" office:value-type="float" office:value="3.30139578897564" calcext:value-type="float">
            <text:p>3.30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1" table:formula="of:=([.E136]-[.B136])/[.B136]*100" office:value-type="float" office:value="8.45662499317574" calcext:value-type="float">
            <text:p>8.4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BEST</text:p>
          </table:table-cell>
          <table:table-cell table:formula="of:=MIN([.J124:.J133])" office:value-type="float" office:value="1250.26" calcext:value-type="float">
            <text:p>1250.26</text:p>
          </table:table-cell>
          <table:table-cell table:formula="of:=MIN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BEST</text:p>
          </table:table-cell>
          <table:table-cell table:formula="of:=MIN([.N124:.N133])" office:value-type="float" office:value="1246.36" calcext:value-type="float">
            <text:p>1246.36</text:p>
          </table:table-cell>
          <table:table-cell table:formula="of:=MIN([.O124:.O133])"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111.12" calcext:value-type="float">
            <text:p>1111.12</text:p>
          </table:table-cell>
          <table:table-cell table:style-name="ce1" office:value-type="float" office:value="1123.33" calcext:value-type="float">
            <text:p>1123.33</text:p>
          </table:table-cell>
          <table:table-cell table:style-name="ce1" table:formula="of:=([.C137]-[.B137])/[.B137]*100" office:value-type="float" office:value="1.09889120887033" calcext:value-type="float">
            <text:p>1.10</text:p>
          </table:table-cell>
          <table:table-cell table:style-name="ce1" office:value-type="float" office:value="1170.17" calcext:value-type="float">
            <text:p>1170.17</text:p>
          </table:table-cell>
          <table:table-cell table:style-name="ce1" table:formula="of:=([.E137]-[.B137])/[.B137]*100" office:value-type="float" office:value="5.31445748434014" calcext:value-type="float">
            <text:p>5.31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WORST</text:p>
          </table:table-cell>
          <table:table-cell table:formula="of:=MAX([.J124:.J133])" office:value-type="float" office:value="1284.23" calcext:value-type="float">
            <text:p>1284.23</text:p>
          </table:table-cell>
          <table:table-cell table:formula="of:=MAX([.K124:.K133])" office:value-type="float" office:value="3600" calcext:value-type="float">
            <text:p>3600</text:p>
          </table:table-cell>
          <table:table-cell/>
          <table:table-cell office:value-type="string" calcext:value-type="string">
            <text:p>WORST</text:p>
          </table:table-cell>
          <table:table-cell table:formula="of:=MAX([.N124:.N133])" office:value-type="float" office:value="1280.77" calcext:value-type="float">
            <text:p>1280.77</text:p>
          </table:table-cell>
          <table:table-cell table:formula="of:=MAX([.O124:.O133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166.08" calcext:value-type="float">
            <text:p>1166.08</text:p>
          </table:table-cell>
          <table:table-cell table:style-name="ce1" office:value-type="float" office:value="1202.57" calcext:value-type="float">
            <text:p>1202.57</text:p>
          </table:table-cell>
          <table:table-cell table:style-name="ce1" table:formula="of:=([.C138]-[.B138])/[.B138]*100" office:value-type="float" office:value="3.12928787047201" calcext:value-type="float">
            <text:p>3.13</text:p>
          </table:table-cell>
          <table:table-cell table:style-name="ce1" office:value-type="float" office:value="1228.27" calcext:value-type="float">
            <text:p>1228.27</text:p>
          </table:table-cell>
          <table:table-cell table:style-name="ce1" table:formula="of:=([.E138]-[.B138])/[.B138]*100" office:value-type="float" office:value="5.33325329308453" calcext:value-type="float">
            <text:p>5.33</text:p>
          </table:table-cell>
          <table:table-cell office:value-type="float" office:value="2471" calcext:value-type="float">
            <text:p>247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178.51" calcext:value-type="float">
            <text:p>1178.51</text:p>
          </table:table-cell>
          <table:table-cell table:style-name="ce1" office:value-type="float" office:value="1209.6" calcext:value-type="float">
            <text:p>1209.60</text:p>
          </table:table-cell>
          <table:table-cell table:style-name="ce1" table:formula="of:=([.C139]-[.B139])/[.B139]*100" office:value-type="float" office:value="2.63807689370476" calcext:value-type="float">
            <text:p>2.64</text:p>
          </table:table-cell>
          <table:table-cell table:style-name="ce1" office:value-type="float" office:value="1241.67" calcext:value-type="float">
            <text:p>1241.67</text:p>
          </table:table-cell>
          <table:table-cell table:style-name="ce1" table:formula="of:=([.E139]-[.B139])/[.B139]*100" office:value-type="float" office:value="5.35930963674471" calcext:value-type="float">
            <text:p>5.36</text:p>
          </table:table-cell>
          <table:table-cell office:value-type="float" office:value="2146" calcext:value-type="float">
            <text:p>214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142.74" calcext:value-type="float">
            <text:p>1142.74</text:p>
          </table:table-cell>
          <table:table-cell table:style-name="ce1" office:value-type="float" office:value="1199.88" calcext:value-type="float">
            <text:p>1199.88</text:p>
          </table:table-cell>
          <table:table-cell table:style-name="ce1" table:formula="of:=([.C140]-[.B140])/[.B140]*100" office:value-type="float" office:value="5.00026252690902" calcext:value-type="float">
            <text:p>5.00</text:p>
          </table:table-cell>
          <table:table-cell table:style-name="ce1" office:value-type="float" office:value="1253.47" calcext:value-type="float">
            <text:p>1253.47</text:p>
          </table:table-cell>
          <table:table-cell table:style-name="ce1" table:formula="of:=([.E140]-[.B140])/[.B140]*100" office:value-type="float" office:value="9.68986821149168" calcext:value-type="float">
            <text:p>9.69</text:p>
          </table:table-cell>
          <table:table-cell office:value-type="float" office:value="2628" calcext:value-type="float">
            <text:p>262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231.96" calcext:value-type="float">
            <text:p>1231.96</text:p>
          </table:table-cell>
          <table:table-cell table:style-name="ce1" office:value-type="float" office:value="1263.909" calcext:value-type="float">
            <text:p>1263.91</text:p>
          </table:table-cell>
          <table:table-cell table:style-name="ce1" table:formula="of:=([.C141]-[.B141])/[.B141]*100" office:value-type="float" office:value="2.59334718659697" calcext:value-type="float">
            <text:p>2.59</text:p>
          </table:table-cell>
          <table:table-cell table:style-name="ce1" office:value-type="float" office:value="1296.42" calcext:value-type="float">
            <text:p>1296.42</text:p>
          </table:table-cell>
          <table:table-cell table:style-name="ce1" table:formula="of:=([.E141]-[.B141])/[.B141]*100" office:value-type="float" office:value="5.23231273742654" calcext:value-type="float">
            <text:p>5.23</text:p>
          </table:table-cell>
          <table:table-cell office:value-type="float" office:value="3368" calcext:value-type="float">
            <text:p>336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250.26" calcext:value-type="float">
            <text:p>1250.26</text:p>
          </table:table-cell>
          <table:table-cell table:style-name="ce1" office:value-type="float" office:value="1266.545" calcext:value-type="float">
            <text:p>1266.55</text:p>
          </table:table-cell>
          <table:table-cell table:style-name="ce1" table:formula="of:=([.C142]-[.B142])/[.B142]*100" office:value-type="float" office:value="1.30252907395262" calcext:value-type="float">
            <text:p>1.30</text:p>
          </table:table-cell>
          <table:table-cell table:style-name="ce1" office:value-type="float" office:value="1284.23" calcext:value-type="float">
            <text:p>1284.23</text:p>
          </table:table-cell>
          <table:table-cell table:style-name="ce1" table:formula="of:=([.E142]-[.B142])/[.B142]*100" office:value-type="float" office:value="2.7170348567498" calcext:value-type="float">
            <text:p>2.72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246.36" calcext:value-type="float">
            <text:p>1246.36</text:p>
          </table:table-cell>
          <table:table-cell table:style-name="ce1" office:value-type="float" office:value="1266.699" calcext:value-type="float">
            <text:p>1266.70</text:p>
          </table:table-cell>
          <table:table-cell table:style-name="ce1" table:formula="of:=([.C143]-[.B143])/[.B143]*100" office:value-type="float" office:value="1.63187201129691" calcext:value-type="float">
            <text:p>1.63</text:p>
          </table:table-cell>
          <table:table-cell table:style-name="ce1" office:value-type="float" office:value="1280.77" calcext:value-type="float">
            <text:p>1280.77</text:p>
          </table:table-cell>
          <table:table-cell table:style-name="ce1" table:formula="of:=([.E143]-[.B143])/[.B143]*100" office:value-type="float" office:value="2.76083956481274" calcext:value-type="float">
            <text:p>2.76</text:p>
          </table:table-cell>
          <table:table-cell office:value-type="float" office:value="3445" calcext:value-type="float">
            <text:p>344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296.19" calcext:value-type="float">
            <text:p>1296.19</text:p>
          </table:table-cell>
          <table:table-cell table:style-name="ce1" office:value-type="float" office:value="1330.11" calcext:value-type="float">
            <text:p>1330.11</text:p>
          </table:table-cell>
          <table:table-cell table:style-name="ce1" table:formula="of:=([.C144]-[.B144])/[.B144]*100" office:value-type="float" office:value="2.61690030011031" calcext:value-type="float">
            <text:p>2.62</text:p>
          </table:table-cell>
          <table:table-cell table:style-name="ce1" office:value-type="float" office:value="1347.09" calcext:value-type="float">
            <text:p>1347.09</text:p>
          </table:table-cell>
          <table:table-cell table:style-name="ce1" table:formula="of:=([.E144]-[.B144])/[.B144]*100" office:value-type="float" office:value="3.92689343383299" calcext:value-type="float">
            <text:p>3.93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317.94" calcext:value-type="float">
            <text:p>1317.94</text:p>
          </table:table-cell>
          <table:table-cell table:style-name="ce1" office:value-type="float" office:value="1332.07" calcext:value-type="float">
            <text:p>1332.07</text:p>
          </table:table-cell>
          <table:table-cell table:style-name="ce1" table:formula="of:=([.C145]-[.B145])/[.B145]*100" office:value-type="float" office:value="1.07212771446347" calcext:value-type="float">
            <text:p>1.07</text:p>
          </table:table-cell>
          <table:table-cell table:style-name="ce1" office:value-type="float" office:value="1354.61" calcext:value-type="float">
            <text:p>1354.61</text:p>
          </table:table-cell>
          <table:table-cell table:style-name="ce1" table:formula="of:=([.E145]-[.B145])/[.B145]*100" office:value-type="float" office:value="2.78237249040168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office:value-type="float" office:value="1341.5" calcext:value-type="float">
            <text:p>1341.50</text:p>
          </table:table-cell>
          <table:table-cell table:style-name="ce1" table:formula="of:=([.C146]-[.B146])/[.B146]*100" office:value-type="float" office:value="1.63417757002265" calcext:value-type="float">
            <text:p>1.63</text:p>
          </table:table-cell>
          <table:table-cell table:style-name="ce1" office:value-type="float" office:value="1356.62" calcext:value-type="float">
            <text:p>1356.62</text:p>
          </table:table-cell>
          <table:table-cell table:style-name="ce1" table:formula="of:=([.E146]-[.B146])/[.B146]*100" office:value-type="float" office:value="2.77969286250027" calcext:value-type="float">
            <text:p>2.78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/>
          <table:table-cell table:style-name="ce1" table:formula="of:=AVERAGE([.B124:.B146])" office:value-type="float" office:value="1036.73173913043" calcext:value-type="float">
            <text:p>1036.73</text:p>
          </table:table-cell>
          <table:table-cell table:style-name="ce1" table:formula="of:=AVERAGE([.C124:.C146])" office:value-type="float" office:value="1067.49754347826" calcext:value-type="float">
            <text:p>1067.50</text:p>
          </table:table-cell>
          <table:table-cell table:style-name="ce1" table:formula="of:=AVERAGE([.D124:.D146])" office:value-type="float" office:value="3.95222544835019" calcext:value-type="float">
            <text:p>3.95</text:p>
          </table:table-cell>
          <table:table-cell table:style-name="ce1" table:formula="of:=AVERAGE([.E124:.E146])" office:value-type="float" office:value="1107.02173913043" calcext:value-type="float">
            <text:p>1107.02</text:p>
          </table:table-cell>
          <table:table-cell table:style-name="ce1" table:formula="of:=AVERAGE([.F124:.F146])" office:value-type="float" office:value="9.48303448122857" calcext:value-type="float">
            <text:p>9.48</text:p>
          </table:table-cell>
          <table:table-cell table:style-name="ce1" table:formula="of:=AVERAGE([.G124:.G146])" office:value-type="float" office:value="2035.13043478261" calcext:value-type="float">
            <text:p>203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01-p11</text:p>
          </table:table-cell>
          <table:table-cell table:style-name="ce1" table:formula="of:=AVERAGE([.B124:.B134])" office:value-type="float" office:value="854.781818181818" calcext:value-type="float">
            <text:p>854.78</text:p>
          </table:table-cell>
          <table:table-cell table:style-name="ce1" table:formula="of:=AVERAGE([.C124:.C134])" office:value-type="float" office:value="887.057045454546" calcext:value-type="float">
            <text:p>887.06</text:p>
          </table:table-cell>
          <table:table-cell table:style-name="ce1" table:formula="of:=AVERAGE([.D124:.D134])" office:value-type="float" office:value="5.55243856776156" calcext:value-type="float">
            <text:p>5.55</text:p>
          </table:table-cell>
          <table:table-cell table:style-name="ce1" table:formula="of:=AVERAGE([.E124:.E134])" office:value-type="float" office:value="934.620909090909" calcext:value-type="float">
            <text:p>934.62</text:p>
          </table:table-cell>
          <table:table-cell table:style-name="ce1" table:formula="of:=AVERAGE([.F124:.F134])" office:value-type="float" office:value="14.1034492315606" calcext:value-type="float">
            <text:p>14.10</text:p>
          </table:table-cell>
          <table:table-cell table:style-name="ce1" table:formula="of:=AVERAGE([.G124:.G134])" office:value-type="float" office:value="1544.54545454545" calcext:value-type="float">
            <text:p>1544.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8:22:47.541072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27:20.947261026</meta:creation-date>
    <dc:date>2024-06-07T18:23:53.984379661</dc:date>
    <meta:editing-duration>P2DT3H10M</meta:editing-duration>
    <meta:editing-cycles>355</meta:editing-cycles>
    <meta:generator>LibreOffice/7.6.7.2$Linux_X86_64 LibreOffice_project/60$Build-2</meta:generator>
    <meta:document-statistic meta:table-count="1" meta:cell-count="1307" meta:object-count="0"/>
  </office:meta>
</office:document-meta>
</file>